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withoutfill">
      <style:graphic-properties svg:stroke-width="0.3cm" draw:marker-start-width="0.65cm" draw:marker-end-width="0.65cm" draw:fill="none" draw:textarea-vertical-align="middle" fo:padding-top="0.275cm" fo:padding-bottom="0.275cm" fo:padding-left="0.4cm" fo:padding-right="0.4cm"/>
    </style:style>
    <style:style style:name="gr2" style:family="graphic" style:parent-style-name="objectwithoutfill">
      <style:graphic-properties svg:stroke-width="0.3cm" draw:fill="none" draw:textarea-vertical-align="middle" fo:padding-top="0.275cm" fo:padding-bottom="0.275cm" fo:padding-left="0.4cm" fo:padding-right="0.4cm"/>
    </style:style>
    <style:style style:name="gr3" style:family="graphic" style:parent-style-name="standard">
      <style:graphic-properties svg:stroke-width="0cm" svg:stroke-color="#eeeeee" draw:marker-start-width="0cm" draw:marker-end-width="0cm" draw:fill="solid" draw:fill-color="#dddddd" draw:textarea-vertical-align="middle" fo:padding-top="0.125cm" fo:padding-bottom="0.125cm" fo:padding-left="0.25cm" fo:padding-right="0.25cm"/>
    </style:style>
    <style:style style:name="gr4" style:family="graphic" style:parent-style-name="standard">
      <style:graphic-properties svg:stroke-width="0cm" svg:stroke-color="#eeeeee" draw:marker-start-width="0cm" draw:marker-end-width="0cm" draw:fill="solid" draw:fill-color="#333333" draw:textarea-vertical-align="middle" fo:padding-top="0.125cm" fo:padding-bottom="0.125cm" fo:padding-left="0.25cm" fo:padding-right="0.25cm"/>
    </style:style>
    <style:style style:name="gr5" style:family="graphic" style:parent-style-name="standard">
      <style:graphic-properties svg:stroke-width="0cm" svg:stroke-color="#ffffff" draw:marker-start-width="0cm" draw:marker-end-width="0cm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/>
    </style:style>
    <style:style style:name="gr6" style:family="graphic" style:parent-style-name="objectwithoutfill">
      <style:graphic-properties svg:stroke-width="0.6cm" svg:stroke-color="#dddddd" draw:marker-start-width="0.65cm" draw:marker-end-width="0.65cm" draw:fill="none" draw:textarea-vertical-align="middle" fo:padding-top="0.425cm" fo:padding-bottom="0.425cm" fo:padding-left="0.55cm" fo:padding-right="0.55cm"/>
    </style:style>
    <style:style style:name="gr7" style:family="graphic" style:parent-style-name="objectwithoutfill">
      <style:graphic-properties svg:stroke-width="3.8cm" svg:stroke-color="#dddddd" draw:marker-start-width="5.45cm" draw:marker-end-width="5.45cm" draw:fill="none" draw:textarea-vertical-align="middle" fo:padding-top="2.025cm" fo:padding-bottom="2.025cm" fo:padding-left="2.15cm" fo:padding-right="2.15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path draw:style-name="gr1" draw:text-style-name="P1" draw:layer="layout" svg:width="5.87cm" svg:height="4.274cm" svg:x="3.552cm" svg:y="3.43cm" svg:viewBox="0 0 5871 4275" svg:d="M3860 162c-300-131-628-115-944-135-413-26-831-45-1242 0-374 42-785 105-1079 351-246 206-620 417-594 810 22 323-9 660 136 971 162 348 381 665 674 917 350 302 812 415 1161 702 304 251 645 339 998 432 337 88 719 101 1052-54 341-159 656-377 918-648 303-315 451-725 701-1080 179-253 265-588 216-890-62-374-419-617-702-863-262-229-598-210-863-405l-243-54">
          <text:p/>
        </draw:path>
        <draw:path draw:style-name="gr2" draw:text-style-name="P1" draw:layer="layout" svg:width="2.211cm" svg:height="0.352cm" svg:x="5.442cm" svg:y="5.642cm" svg:viewBox="0 0 2212 353" svg:d="M0 324c334-30 663 43 998 27 288-13 575 0 864 0l270-108 80-243">
          <text:p/>
        </draw:path>
        <draw:path draw:style-name="gr2" draw:text-style-name="P1" draw:layer="layout" svg:width="0.617cm" svg:height="0.292cm" svg:x="5.307cm" svg:y="4.455cm" svg:viewBox="0 0 618 293" svg:d="M0 216c162 25 949 251 459-216h-297l-54 162z">
          <text:p/>
        </draw:path>
        <draw:path draw:style-name="gr2" draw:text-style-name="P1" draw:layer="layout" svg:width="0.406cm" svg:height="0.424cm" svg:x="6.898cm" svg:y="4.417cm" svg:viewBox="0 0 407 425" svg:d="M407 38c-293-215-690 559-108 351l80-297v-27z">
          <text:p/>
        </draw:path>
        <draw:path draw:style-name="gr2" draw:text-style-name="P1" draw:layer="layout" svg:width="3.993cm" svg:height="1.79cm" svg:x="2.447cm" svg:y="7.585cm" svg:viewBox="0 0 3994 1791" svg:d="M3994 54c-56 351 2 722-189 1052-159 274-400 528-756 567-310 34-613 153-917 108-311-46-606-250-918-216-411 44-649-278-755-567-112-304-242-592-405-863l-54-135">
          <text:p/>
        </draw:path>
        <draw:path draw:style-name="gr2" draw:text-style-name="P1" draw:layer="layout" svg:width="4.298cm" svg:height="1.713cm" svg:x="7.107cm" svg:y="7.504cm" svg:viewBox="0 0 4299 1714" svg:d="M36 189c31 281-64 556-27 837 47 360 339 742 782 674 338-51 687 48 1025 0 314-44 605-197 918-243 336-49 666-170 891-405 240-252 405-569 593-863l81-189">
          <text:p/>
        </draw:path>
        <draw:path draw:style-name="gr2" draw:text-style-name="P1" draw:layer="layout" svg:width="6.895cm" svg:height="6.372cm" svg:x="3.268cm" svg:y="8.827cm" svg:viewBox="0 0 6896 6373" svg:d="M1337 539c352-26 658 124 999 189 373 72 490 524 540 864 47 331 34 666 26 998-7 315 91 654-53 945-149 299-261 643-513 863-281 245-491 486-864 621-311 113-256 575-458 836-201 259-724-134-945 162-274 368 344 368 540 351 306-26 611-180 917-108 452 107 467-450 648-674 246-305 528-569 890-756 294-151 669-221 729-648 43-310 140-610 297-890 73-132 263-1179 162-324-38 312 23 631 0 945-23 306-36 611-27 917 8 289-94 679 269 837 272 118 563 236 864 215 187-13 874 388 593-162-162-319-667-227-890-486-201-232-120-591-135-890-13-287-46-583 27-863 77-296 101-598 54-891-47-298-119-587-162-890-64-454 330-644 567-891 232-241 552-493 917-459l270-53 270-189 27-108">
          <text:p/>
        </draw:path>
        <draw:path draw:style-name="gr2" draw:text-style-name="P1" draw:layer="layout" svg:width="3.88cm" svg:height="1.726cm" svg:x="3.791cm" svg:y="1.961cm" svg:viewBox="0 0 3881 1727" svg:d="M477 1653c-236-373-677-930-374-1233 270-270 305 1108 822 859 455-220 73-1171 523-1270 491-109 585 856 1047 1083 475 235 664-926 1158-934 426-7 144 834 37 1233l38 336">
          <text:p/>
        </draw:path>
      </draw:page>
      <draw:page draw:name="page2" draw:style-name="dp1" draw:master-page-name="Standard">
        <draw:path draw:style-name="gr1" draw:text-style-name="P1" draw:layer="layout" svg:width="5.87cm" svg:height="4.274cm" svg:x="8.1cm" svg:y="11.369cm" svg:viewBox="0 0 5871 4275" svg:d="M3860 162c-300-131-628-115-944-135-413-26-831-45-1242 0-374 42-785 105-1079 351-246 206-620 417-594 810 22 323-9 660 136 971 162 348 381 665 674 917 350 302 812 415 1161 702 304 251 645 339 998 432 337 88 719 101 1052-54 341-159 656-377 918-648 303-315 451-725 701-1080 179-253 265-588 216-890-62-374-419-617-702-863-262-229-598-210-863-405l-243-54">
          <text:p/>
        </draw:path>
        <draw:path draw:style-name="gr2" draw:text-style-name="P1" draw:layer="layout" svg:width="2.211cm" svg:height="0.352cm" svg:x="9.99cm" svg:y="13.581cm" svg:viewBox="0 0 2212 353" svg:d="M0 324c334-30 663 43 998 27 288-13 575 0 864 0l270-108 80-243">
          <text:p/>
        </draw:path>
        <draw:path draw:style-name="gr2" draw:text-style-name="P1" draw:layer="layout" svg:width="0.617cm" svg:height="0.292cm" svg:x="9.855cm" svg:y="12.394cm" svg:viewBox="0 0 618 293" svg:d="M0 216c162 25 949 251 459-216h-297l-54 162z">
          <text:p/>
        </draw:path>
        <draw:path draw:style-name="gr2" draw:text-style-name="P1" draw:layer="layout" svg:width="0.406cm" svg:height="0.424cm" svg:x="11.446cm" svg:y="12.356cm" svg:viewBox="0 0 407 425" svg:d="M407 38c-293-215-690 559-108 351l80-297v-27z">
          <text:p/>
        </draw:path>
        <draw:path draw:style-name="gr2" draw:text-style-name="P1" draw:layer="layout" svg:width="3.88cm" svg:height="1.726cm" svg:x="8.339cm" svg:y="9.9cm" svg:viewBox="0 0 3881 1727" svg:d="M477 1653c-236-373-677-930-374-1233 270-270 305 1108 822 859 455-220 73-1171 523-1270 491-109 585 856 1047 1083 475 235 664-926 1158-934 426-7 144 834 37 1233l38 336">
          <text:p/>
        </draw:path>
      </draw:page>
      <draw:page draw:name="page3" draw:style-name="dp1" draw:master-page-name="Standard">
        <draw:rect draw:style-name="gr3" draw:text-style-name="P1" draw:layer="layout" svg:width="15cm" svg:height="20cm" svg:x="0cm" svg:y="0cm">
          <text:p/>
        </draw:rect>
        <draw:path draw:style-name="gr1" draw:text-style-name="P1" draw:layer="layout" svg:width="5.87cm" svg:height="4.274cm" svg:x="3.553cm" svg:y="3.431cm" svg:viewBox="0 0 5871 4275" svg:d="M3860 162c-300-131-628-115-944-135-413-26-831-45-1242 0-374 42-785 105-1079 351-246 206-620 417-594 810 22 323-9 660 136 971 162 348 381 665 674 917 350 302 812 415 1161 702 304 251 645 339 998 432 337 88 719 101 1052-54 341-159 656-377 918-648 303-315 451-725 701-1080 179-253 265-588 216-890-62-374-419-617-702-863-262-229-598-210-863-405l-243-54">
          <text:p/>
        </draw:path>
        <draw:path draw:style-name="gr2" draw:text-style-name="P1" draw:layer="layout" svg:width="2.211cm" svg:height="0.352cm" svg:x="5.443cm" svg:y="5.643cm" svg:viewBox="0 0 2212 353" svg:d="M0 324c334-30 663 43 998 27 288-13 575 0 864 0l270-108 80-243">
          <text:p/>
        </draw:path>
        <draw:path draw:style-name="gr2" draw:text-style-name="P1" draw:layer="layout" svg:width="0.617cm" svg:height="0.292cm" svg:x="5.308cm" svg:y="4.456cm" svg:viewBox="0 0 618 293" svg:d="M0 216c162 25 949 251 459-216h-297l-54 162z">
          <text:p/>
        </draw:path>
        <draw:path draw:style-name="gr2" draw:text-style-name="P1" draw:layer="layout" svg:width="0.406cm" svg:height="0.424cm" svg:x="6.899cm" svg:y="4.418cm" svg:viewBox="0 0 407 425" svg:d="M407 38c-293-215-690 559-108 351l80-297v-27z">
          <text:p/>
        </draw:path>
        <draw:path draw:style-name="gr2" draw:text-style-name="P1" draw:layer="layout" svg:width="3.993cm" svg:height="1.79cm" svg:x="2.448cm" svg:y="7.586cm" svg:viewBox="0 0 3994 1791" svg:d="M3994 54c-56 351 2 722-189 1052-159 274-400 528-756 567-310 34-613 153-917 108-311-46-606-250-918-216-411 44-649-278-755-567-112-304-242-592-405-863l-54-135">
          <text:p/>
        </draw:path>
        <draw:path draw:style-name="gr2" draw:text-style-name="P1" draw:layer="layout" svg:width="4.298cm" svg:height="1.713cm" svg:x="7.108cm" svg:y="7.505cm" svg:viewBox="0 0 4299 1714" svg:d="M36 189c31 281-64 556-27 837 47 360 339 742 782 674 338-51 687 48 1025 0 314-44 605-197 918-243 336-49 666-170 891-405 240-252 405-569 593-863l81-189">
          <text:p/>
        </draw:path>
        <draw:path draw:style-name="gr2" draw:text-style-name="P1" draw:layer="layout" svg:width="6.895cm" svg:height="6.372cm" svg:x="3.269cm" svg:y="8.828cm" svg:viewBox="0 0 6896 6373" svg:d="M1337 539c352-26 658 124 999 189 373 72 490 524 540 864 47 331 34 666 26 998-7 315 91 654-53 945-149 299-261 643-513 863-281 245-491 486-864 621-311 113-256 575-458 836-201 259-724-134-945 162-274 368 344 368 540 351 306-26 611-180 917-108 452 107 467-450 648-674 246-305 528-569 890-756 294-151 669-221 729-648 43-310 140-610 297-890 73-132 263-1179 162-324-38 312 23 631 0 945-23 306-36 611-27 917 8 289-94 679 269 837 272 118 563 236 864 215 187-13 874 388 593-162-162-319-667-227-890-486-201-232-120-591-135-890-13-287-46-583 27-863 77-296 101-598 54-891-47-298-119-587-162-890-64-454 330-644 567-891 232-241 552-493 917-459l270-53 270-189 27-108">
          <text:p/>
        </draw:path>
        <draw:path draw:style-name="gr2" draw:text-style-name="P1" draw:layer="layout" svg:width="3.88cm" svg:height="1.726cm" svg:x="3.792cm" svg:y="1.962cm" svg:viewBox="0 0 3881 1727" svg:d="M477 1653c-236-373-677-930-374-1233 270-270 305 1108 822 859 455-220 73-1171 523-1270 491-109 585 856 1047 1083 475 235 664-926 1158-934 426-7 144 834 37 1233l38 336">
          <text:p/>
        </draw:path>
      </draw:page>
      <draw:page draw:name="page4" draw:style-name="dp1" draw:master-page-name="Standard">
        <draw:rect draw:style-name="gr3" draw:text-style-name="P1" draw:layer="layout" svg:width="15cm" svg:height="20cm" svg:x="0cm" svg:y="0cm">
          <text:p/>
        </draw:rect>
        <draw:path draw:style-name="gr1" draw:text-style-name="P1" draw:layer="layout" svg:width="5.87cm" svg:height="4.274cm" svg:x="5.606cm" svg:y="7.17cm" svg:viewBox="0 0 5871 4275" svg:d="M3860 162c-300-131-628-115-944-135-413-26-831-45-1242 0-374 42-785 105-1079 351-246 206-620 417-594 810 22 323-9 660 136 971 162 348 381 665 674 917 350 302 812 415 1161 702 304 251 645 339 998 432 337 88 719 101 1052-54 341-159 656-377 918-648 303-315 451-725 701-1080 179-253 265-588 216-890-62-374-419-617-702-863-262-229-598-210-863-405l-243-54">
          <text:p/>
        </draw:path>
        <draw:path draw:style-name="gr2" draw:text-style-name="P1" draw:layer="layout" svg:width="2.211cm" svg:height="0.352cm" svg:x="7.496cm" svg:y="9.382cm" svg:viewBox="0 0 2212 353" svg:d="M0 324c334-30 663 43 998 27 288-13 575 0 864 0l270-108 80-243">
          <text:p/>
        </draw:path>
        <draw:path draw:style-name="gr2" draw:text-style-name="P1" draw:layer="layout" svg:width="0.617cm" svg:height="0.292cm" svg:x="7.361cm" svg:y="8.195cm" svg:viewBox="0 0 618 293" svg:d="M0 216c162 25 949 251 459-216h-297l-54 162z">
          <text:p/>
        </draw:path>
        <draw:path draw:style-name="gr2" draw:text-style-name="P1" draw:layer="layout" svg:width="0.406cm" svg:height="0.424cm" svg:x="8.952cm" svg:y="8.157cm" svg:viewBox="0 0 407 425" svg:d="M407 38c-293-215-690 559-108 351l80-297v-27z">
          <text:p/>
        </draw:path>
        <draw:path draw:style-name="gr2" draw:text-style-name="P1" draw:layer="layout" svg:width="3.993cm" svg:height="1.79cm" svg:x="4.501cm" svg:y="11.325cm" svg:viewBox="0 0 3994 1791" svg:d="M3994 54c-56 351 2 722-189 1052-159 274-400 528-756 567-310 34-613 153-917 108-311-46-606-250-918-216-411 44-649-278-755-567-112-304-242-592-405-863l-54-135">
          <text:p/>
        </draw:path>
        <draw:path draw:style-name="gr2" draw:text-style-name="P1" draw:layer="layout" svg:width="4.298cm" svg:height="1.713cm" svg:x="9.161cm" svg:y="11.244cm" svg:viewBox="0 0 4299 1714" svg:d="M36 189c31 281-64 556-27 837 47 360 339 742 782 674 338-51 687 48 1025 0 314-44 605-197 918-243 336-49 666-170 891-405 240-252 405-569 593-863l81-189">
          <text:p/>
        </draw:path>
        <draw:path draw:style-name="gr2" draw:text-style-name="P1" draw:layer="layout" svg:width="6.895cm" svg:height="6.372cm" svg:x="5.322cm" svg:y="12.567cm" svg:viewBox="0 0 6896 6373" svg:d="M1337 539c352-26 658 124 999 189 373 72 490 524 540 864 47 331 34 666 26 998-7 315 91 654-53 945-149 299-261 643-513 863-281 245-491 486-864 621-311 113-256 575-458 836-201 259-724-134-945 162-274 368 344 368 540 351 306-26 611-180 917-108 452 107 467-450 648-674 246-305 528-569 890-756 294-151 669-221 729-648 43-310 140-610 297-890 73-132 263-1179 162-324-38 312 23 631 0 945-23 306-36 611-27 917 8 289-94 679 269 837 272 118 563 236 864 215 187-13 874 388 593-162-162-319-667-227-890-486-201-232-120-591-135-890-13-287-46-583 27-863 77-296 101-598 54-891-47-298-119-587-162-890-64-454 330-644 567-891 232-241 552-493 917-459l270-53 270-189 27-108">
          <text:p/>
        </draw:path>
        <draw:path draw:style-name="gr2" draw:text-style-name="P1" draw:layer="layout" svg:width="3.88cm" svg:height="1.726cm" svg:x="5.845cm" svg:y="5.701cm" svg:viewBox="0 0 3881 1727" svg:d="M477 1653c-236-373-677-930-374-1233 270-270 305 1108 822 859 455-220 73-1171 523-1270 491-109 585 856 1047 1083 475 235 664-926 1158-934 426-7 144 834 37 1233l38 336">
          <text:p/>
        </draw:path>
      </draw:page>
      <draw:page draw:name="page5" draw:style-name="dp1" draw:master-page-name="Standard">
        <draw:rect draw:style-name="gr3" draw:text-style-name="P1" draw:layer="layout" svg:width="15cm" svg:height="20cm" svg:x="0cm" svg:y="0cm">
          <text:p/>
        </draw:rect>
        <draw:path draw:style-name="gr1" draw:text-style-name="P1" draw:layer="layout" svg:width="5.87cm" svg:height="4.274cm" svg:x="0.53cm" svg:y="1.826cm" svg:viewBox="0 0 5871 4275" svg:d="M3860 162c-300-131-628-115-944-135-413-26-831-45-1242 0-374 42-785 105-1079 351-246 206-620 417-594 810 22 323-9 660 136 971 162 348 381 665 674 917 350 302 812 415 1161 702 304 251 645 339 998 432 337 88 719 101 1052-54 341-159 656-377 918-648 303-315 451-725 701-1080 179-253 265-588 216-890-62-374-419-617-702-863-262-229-598-210-863-405l-243-54">
          <text:p/>
        </draw:path>
        <draw:path draw:style-name="gr2" draw:text-style-name="P1" draw:layer="layout" svg:width="2.211cm" svg:height="0.352cm" svg:x="2.42cm" svg:y="4.038cm" svg:viewBox="0 0 2212 353" svg:d="M0 324c334-30 663 43 998 27 288-13 575 0 864 0l270-108 80-243">
          <text:p/>
        </draw:path>
        <draw:path draw:style-name="gr2" draw:text-style-name="P1" draw:layer="layout" svg:width="0.617cm" svg:height="0.292cm" svg:x="2.285cm" svg:y="2.851cm" svg:viewBox="0 0 618 293" svg:d="M0 216c162 25 949 251 459-216h-297l-54 162z">
          <text:p/>
        </draw:path>
        <draw:path draw:style-name="gr2" draw:text-style-name="P1" draw:layer="layout" svg:width="0.406cm" svg:height="0.424cm" svg:x="3.876cm" svg:y="2.813cm" svg:viewBox="0 0 407 425" svg:d="M407 38c-293-215-690 559-108 351l80-297v-27z">
          <text:p/>
        </draw:path>
        <draw:path draw:style-name="gr2" draw:text-style-name="P1" draw:layer="layout" svg:width="3.88cm" svg:height="1.726cm" svg:x="0.769cm" svg:y="0.357cm" svg:viewBox="0 0 3881 1727" svg:d="M477 1653c-236-373-677-930-374-1233 270-270 305 1108 822 859 455-220 73-1171 523-1270 491-109 585 856 1047 1083 475 235 664-926 1158-934 426-7 144 834 37 1233l38 336">
          <text:p/>
        </draw:path>
      </draw:page>
      <draw:page draw:name="page6" draw:style-name="dp1" draw:master-page-name="Standard">
        <draw:rect draw:style-name="gr3" draw:text-style-name="P1" draw:layer="layout" svg:width="15cm" svg:height="20cm" svg:x="0cm" svg:y="0cm">
          <text:p/>
        </draw:rect>
        <draw:path draw:style-name="gr1" draw:text-style-name="P1" draw:layer="layout" svg:width="5.87cm" svg:height="4.274cm" svg:x="8.8cm" svg:y="15.369cm" svg:viewBox="0 0 5871 4275" svg:d="M3860 162c-300-131-628-115-944-135-413-26-831-45-1242 0-374 42-785 105-1079 351-246 206-620 417-594 810 22 323-9 660 136 971 162 348 381 665 674 917 350 302 812 415 1161 702 304 251 645 339 998 432 337 88 719 101 1052-54 341-159 656-377 918-648 303-315 451-725 701-1080 179-253 265-588 216-890-62-374-419-617-702-863-262-229-598-210-863-405l-243-54">
          <text:p/>
        </draw:path>
        <draw:path draw:style-name="gr2" draw:text-style-name="P1" draw:layer="layout" svg:width="2.211cm" svg:height="0.352cm" svg:x="10.69cm" svg:y="17.581cm" svg:viewBox="0 0 2212 353" svg:d="M0 324c334-30 663 43 998 27 288-13 575 0 864 0l270-108 80-243">
          <text:p/>
        </draw:path>
        <draw:path draw:style-name="gr2" draw:text-style-name="P1" draw:layer="layout" svg:width="0.617cm" svg:height="0.292cm" svg:x="10.555cm" svg:y="16.394cm" svg:viewBox="0 0 618 293" svg:d="M0 216c162 25 949 251 459-216h-297l-54 162z">
          <text:p/>
        </draw:path>
        <draw:path draw:style-name="gr2" draw:text-style-name="P1" draw:layer="layout" svg:width="0.406cm" svg:height="0.424cm" svg:x="12.146cm" svg:y="16.356cm" svg:viewBox="0 0 407 425" svg:d="M407 38c-293-215-690 559-108 351l80-297v-27z">
          <text:p/>
        </draw:path>
        <draw:path draw:style-name="gr2" draw:text-style-name="P1" draw:layer="layout" svg:width="3.88cm" svg:height="1.726cm" svg:x="9.039cm" svg:y="13.9cm" svg:viewBox="0 0 3881 1727" svg:d="M477 1653c-236-373-677-930-374-1233 270-270 305 1108 822 859 455-220 73-1171 523-1270 491-109 585 856 1047 1083 475 235 664-926 1158-934 426-7 144 834 37 1233l38 336">
          <text:p/>
        </draw:path>
      </draw:page>
      <draw:page draw:name="page7" draw:style-name="dp1" draw:master-page-name="Standard">
        <draw:rect draw:style-name="gr3" draw:text-style-name="P1" draw:layer="layout" svg:width="15cm" svg:height="20cm" svg:x="0cm" svg:y="0cm">
          <text:p/>
        </draw:rect>
      </draw:page>
      <draw:page draw:name="page8" draw:style-name="dp1" draw:master-page-name="Standard">
        <draw:rect draw:style-name="gr3" draw:text-style-name="P1" draw:layer="layout" svg:width="15cm" svg:height="20cm" svg:x="0cm" svg:y="0cm">
          <text:p/>
        </draw:rect>
        <draw:path draw:style-name="gr1" draw:text-style-name="P1" draw:layer="layout" svg:width="5.87cm" svg:height="4.274cm" draw:transform="skewX (-1.48449297399411E-016) rotate (-0.782605636595296) translate (6.1726449411447cm 7.60688151113358cm)" svg:viewBox="0 0 5871 4275" svg:d="M3860 162c-300-131-628-115-944-135-413-26-831-45-1242 0-374 42-785 105-1079 351-246 206-620 417-594 810 22 323-9 660 136 971 162 348 381 665 674 917 350 302 812 415 1161 702 304 251 645 339 998 432 337 88 719 101 1052-54 341-159 656-377 918-648 303-315 451-725 701-1080 179-253 265-588 216-890-62-374-419-617-702-863-262-229-598-210-863-405l-243-54">
          <text:p/>
        </draw:path>
        <draw:path draw:style-name="gr2" draw:text-style-name="P1" draw:layer="layout" svg:width="2.211cm" svg:height="0.352cm" draw:transform="rotate (-0.782605636595296) translate (5.9529210628014cm 10.5089775500616cm)" svg:viewBox="0 0 2212 353" svg:d="M0 324c334-30 663 43 998 27 288-13 575 0 864 0l270-108 80-243">
          <text:p/>
        </draw:path>
        <draw:path draw:style-name="gr2" draw:text-style-name="P1" draw:layer="layout" svg:width="0.617cm" svg:height="0.292cm" draw:transform="rotate (-0.782605636595296) translate (6.69411339443848cm 9.57177273203672cm)" svg:viewBox="0 0 618 293" svg:d="M0 216c162 25 949 251 459-216h-297l-54 162z">
          <text:p/>
        </draw:path>
        <draw:path draw:style-name="gr2" draw:text-style-name="P1" draw:layer="layout" svg:width="0.406cm" svg:height="0.424cm" draw:transform="rotate (-0.782605636595296) translate (7.84888577969786cm 10.6662978110327cm)" svg:viewBox="0 0 407 425" svg:d="M407 38c-293-215-690 559-108 351l80-297v-27z">
          <text:p/>
        </draw:path>
        <draw:path draw:style-name="gr2" draw:text-style-name="P1" draw:layer="layout" svg:width="3.88cm" svg:height="1.726cm" draw:transform="rotate (-0.782605636595296) translate (7.37763557221147cm 6.73367705317569cm)" svg:viewBox="0 0 3881 1727" svg:d="M477 1653c-236-373-677-930-374-1233 270-270 305 1108 822 859 455-220 73-1171 523-1270 491-109 585 856 1047 1083 475 235 664-926 1158-934 426-7 144 834 37 1233l38 336">
          <text:p/>
        </draw:path>
      </draw:page>
      <draw:page draw:name="page9" draw:style-name="dp1" draw:master-page-name="Standard">
        <draw:rect draw:style-name="gr4" draw:text-style-name="P1" draw:layer="layout" svg:width="15.9cm" svg:height="20.7cm" svg:x="-0.3cm" svg:y="-0.2cm">
          <text:p/>
        </draw:rect>
        <draw:custom-shape draw:style-name="gr5" draw:text-style-name="P1" draw:layer="layout" svg:width="9.8cm" svg:height="14.9cm" svg:x="5.7cm" svg:y="4.9cm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</draw:page>
      <draw:page draw:name="page10" draw:style-name="dp1" draw:master-page-name="Standard">
        <draw:rect draw:style-name="gr4" draw:text-style-name="P1" draw:layer="layout" svg:width="15.8cm" svg:height="20.6cm" svg:x="-0.4cm" svg:y="-0.3cm">
          <text:p/>
        </draw:rect>
        <draw:polyline draw:style-name="gr6" draw:text-style-name="P1" draw:layer="layout" svg:width="5.799cm" svg:height="13.499cm" svg:x="0.5cm" svg:y="0.5cm" svg:viewBox="0 0 5800 13500" draw:points="0,13500 0,0 5800,0">
          <text:p/>
        </draw:polyline>
      </draw:page>
      <draw:page draw:name="page11" draw:style-name="dp1" draw:master-page-name="Standard">
        <draw:rect draw:style-name="gr4" draw:text-style-name="P1" draw:layer="layout" svg:width="15.8cm" svg:height="20.6cm" svg:x="-0.4cm" svg:y="-0.3cm">
          <text:p/>
        </draw:rect>
        <draw:polyline draw:style-name="gr7" draw:text-style-name="P1" draw:layer="layout" svg:width="9.099cm" svg:height="14.899cm" svg:x="2.3cm" svg:y="2.3cm" svg:viewBox="0 0 9100 14900" draw:points="0,14900 0,0 9100,0">
          <text:p/>
        </draw:polyline>
      </draw:page>
      <draw:page draw:name="page12" draw:style-name="dp1" draw:master-page-name="Standard">
        <draw:path draw:style-name="gr1" draw:text-style-name="P1" draw:layer="layout" svg:width="5.87cm" svg:height="4.274cm" svg:x="5.605cm" svg:y="7.169cm" svg:viewBox="0 0 5871 4275" svg:d="M3860 162c-300-131-628-115-944-135-413-26-831-45-1242 0-374 42-785 105-1079 351-246 206-620 417-594 810 22 323-9 660 136 971 162 348 381 665 674 917 350 302 812 415 1161 702 304 251 645 339 998 432 337 88 719 101 1052-54 341-159 656-377 918-648 303-315 451-725 701-1080 179-253 265-588 216-890-62-374-419-617-702-863-262-229-598-210-863-405l-243-54">
          <text:p/>
        </draw:path>
        <draw:path draw:style-name="gr2" draw:text-style-name="P1" draw:layer="layout" svg:width="2.211cm" svg:height="0.352cm" svg:x="7.495cm" svg:y="9.381cm" svg:viewBox="0 0 2212 353" svg:d="M0 324c334-30 663 43 998 27 288-13 575 0 864 0l270-108 80-243">
          <text:p/>
        </draw:path>
        <draw:path draw:style-name="gr2" draw:text-style-name="P1" draw:layer="layout" svg:width="0.617cm" svg:height="0.292cm" svg:x="7.36cm" svg:y="8.194cm" svg:viewBox="0 0 618 293" svg:d="M0 216c162 25 949 251 459-216h-297l-54 162z">
          <text:p/>
        </draw:path>
        <draw:path draw:style-name="gr2" draw:text-style-name="P1" draw:layer="layout" svg:width="0.406cm" svg:height="0.424cm" svg:x="8.951cm" svg:y="8.156cm" svg:viewBox="0 0 407 425" svg:d="M407 38c-293-215-690 559-108 351l80-297v-27z">
          <text:p/>
        </draw:path>
        <draw:path draw:style-name="gr2" draw:text-style-name="P1" draw:layer="layout" svg:width="3.993cm" svg:height="1.79cm" svg:x="4.5cm" svg:y="11.324cm" svg:viewBox="0 0 3994 1791" svg:d="M3994 54c-56 351 2 722-189 1052-159 274-400 528-756 567-310 34-613 153-917 108-311-46-606-250-918-216-411 44-649-278-755-567-112-304-242-592-405-863l-54-135">
          <text:p/>
        </draw:path>
        <draw:path draw:style-name="gr2" draw:text-style-name="P1" draw:layer="layout" svg:width="4.298cm" svg:height="1.713cm" svg:x="9.16cm" svg:y="11.243cm" svg:viewBox="0 0 4299 1714" svg:d="M36 189c31 281-64 556-27 837 47 360 339 742 782 674 338-51 687 48 1025 0 314-44 605-197 918-243 336-49 666-170 891-405 240-252 405-569 593-863l81-189">
          <text:p/>
        </draw:path>
        <draw:path draw:style-name="gr2" draw:text-style-name="P1" draw:layer="layout" svg:width="6.895cm" svg:height="6.372cm" svg:x="5.321cm" svg:y="12.566cm" svg:viewBox="0 0 6896 6373" svg:d="M1337 539c352-26 658 124 999 189 373 72 490 524 540 864 47 331 34 666 26 998-7 315 91 654-53 945-149 299-261 643-513 863-281 245-491 486-864 621-311 113-256 575-458 836-201 259-724-134-945 162-274 368 344 368 540 351 306-26 611-180 917-108 452 107 467-450 648-674 246-305 528-569 890-756 294-151 669-221 729-648 43-310 140-610 297-890 73-132 263-1179 162-324-38 312 23 631 0 945-23 306-36 611-27 917 8 289-94 679 269 837 272 118 563 236 864 215 187-13 874 388 593-162-162-319-667-227-890-486-201-232-120-591-135-890-13-287-46-583 27-863 77-296 101-598 54-891-47-298-119-587-162-890-64-454 330-644 567-891 232-241 552-493 917-459l270-53 270-189 27-108">
          <text:p/>
        </draw:path>
        <draw:path draw:style-name="gr2" draw:text-style-name="P1" draw:layer="layout" svg:width="3.88cm" svg:height="1.726cm" svg:x="5.844cm" svg:y="5.7cm" svg:viewBox="0 0 3881 1727" svg:d="M477 1653c-236-373-677-930-374-1233 270-270 305 1108 822 859 455-220 73-1171 523-1270 491-109 585 856 1047 1083 475 235 664-926 1158-934 426-7 144 834 37 1233l38 336">
          <text:p/>
        </draw:path>
      </draw:page>
      <draw:page draw:name="page13" draw:style-name="dp1" draw:master-page-name="Standard">
        <draw:path draw:style-name="gr1" draw:text-style-name="P1" draw:layer="layout" svg:width="14.3cm" svg:height="10.412cm" svg:x="0.999cm" svg:y="7.709cm" svg:viewBox="0 0 14301 10413" svg:d="M9404 395c-730-320-1530-280-2301-329-1006-63-2024-110-3024 0-912 102-1914 255-2630 854-599 503-1510 1016-1446 1973 53 789-23 1609 330 2367 394 846 929 1619 1643 2234 853 735 1978 1009 2827 1709 742 611 1572 828 2432 1053 820 215 1752 245 2564-132 829-386 1597-918 2234-1579 741-766 1101-1766 1709-2629 436-618 646-1433 526-2169-150-912-1021-1504-1709-2104-640-557-1458-511-2104-986l-591-130">
          <text:p/>
        </draw:path>
        <draw:path draw:style-name="gr2" draw:text-style-name="P1" draw:layer="layout" svg:width="5.388cm" svg:height="0.86cm" svg:x="5.605cm" svg:y="13.1cm" svg:viewBox="0 0 5389 861" svg:d="M0 788c813-72 1616 105 2432 67 700-33 1401 0 2104 0l657-263 196-592">
          <text:p/>
        </draw:path>
        <draw:path draw:style-name="gr2" draw:text-style-name="P1" draw:layer="layout" svg:width="1.504cm" svg:height="0.712cm" svg:x="5.275cm" svg:y="10.207cm" svg:viewBox="0 0 1505 713" svg:d="M0 526c395 62 2313 612 1118-526h-723l-132 395z">
          <text:p/>
        </draw:path>
        <draw:path draw:style-name="gr2" draw:text-style-name="P1" draw:layer="layout" svg:width="0.989cm" svg:height="1.033cm" svg:x="9.15cm" svg:y="10.115cm" svg:viewBox="0 0 990 1034" svg:d="M990 93c-713-524-1679 1362-262 854l196-723v-66z">
          <text:p/>
        </draw:path>
        <draw:path draw:style-name="gr2" draw:text-style-name="P1" draw:layer="layout" svg:width="9.454cm" svg:height="4.206cm" svg:x="1.581cm" svg:y="4.131cm" svg:viewBox="0 0 9455 4207" svg:d="M1161 4026c-573-909-1649-2266-911-3004 657-657 744 2701 2003 2093 1110-536 179-2851 1275-3094 1196-266 1425 2085 2549 2640 1158 571 1619-2257 2822-2276 1039-17 351 2031 90 3004l92 818">
          <text:p/>
        </draw:path>
      </draw:page>
      <draw:page draw:name="page14" draw:style-name="dp1" draw:master-page-name="Standard">
        <draw:path draw:style-name="gr1" draw:text-style-name="P1" draw:layer="layout" svg:width="7.111cm" svg:height="9.704cm" svg:x="7.239cm" svg:y="8.395cm" svg:viewBox="0 0 7112 9705" svg:d="M4677 368c-363-298-761-261-1145-306-500-59-1006-103-1504 0-453 94-951 237-1307 796-298 468-751 947-719 1838 26 735-12 1500 163 2206 197 789 463 1508 818 2082 424 685 983 941 1406 1593 369 569 782 771 1209 981 408 200 872 229 1275-123 412-360 794-856 1111-1471 368-715 548-1647 850-2451 217-576 321-1335 261-2021-74-850-507-1402-849-1961-319-519-725-476-1047-918l-293-122">
          <text:p/>
        </draw:path>
        <draw:path draw:style-name="gr2" draw:text-style-name="P1" draw:layer="layout" svg:width="2.679cm" svg:height="0.801cm" svg:x="9.529cm" svg:y="13.419cm" svg:viewBox="0 0 2680 802" svg:d="M0 735c404-68 804 98 1209 62 348-31 697 0 1047 0l327-245 97-552">
          <text:p/>
        </draw:path>
        <draw:path draw:style-name="gr2" draw:text-style-name="P1" draw:layer="layout" svg:width="0.747cm" svg:height="0.664cm" svg:x="9.365cm" svg:y="10.723cm" svg:viewBox="0 0 748 665" svg:d="M0 490c196 58 1150 571 556-490h-360l-65 368z">
          <text:p/>
        </draw:path>
        <draw:path draw:style-name="gr2" draw:text-style-name="P1" draw:layer="layout" svg:width="0.491cm" svg:height="0.963cm" svg:x="11.292cm" svg:y="10.637cm" svg:viewBox="0 0 492 964" svg:d="M492 87c-354-489-835 1269-130 795l97-674v-60z">
          <text:p/>
        </draw:path>
        <draw:path draw:style-name="gr2" draw:text-style-name="P1" draw:layer="layout" svg:width="4.701cm" svg:height="3.92cm" svg:x="7.528cm" svg:y="5.06cm" svg:viewBox="0 0 4702 3921" svg:d="M577 3752c-285-847-820-2112-453-2799 327-613 370 2517 996 1950 552-499 89-2657 634-2884 595-247 709 1944 1268 2461 576 532 805-2103 1403-2121 517-16 175 1892 45 2799l46 763">
          <text:p/>
        </draw:path>
      </draw:page>
      <draw:page draw:name="page15" draw:style-name="dp1" draw:master-page-name="Standard">
        <draw:path draw:style-name="gr1" draw:text-style-name="P1" draw:layer="layout" svg:width="14.681cm" svg:height="10.69cm" draw:transform="skewX (-0.000174532925199423) rotate (-0.785398163398486) translate (5.22148733798857cm 2.85973723355531cm)" svg:viewBox="0 0 14682 10691" svg:d="M9655 405c-750-328-1571-287-2362-337-1033-65-2078-114-3105 0-936 104-1965 261-2700 877-616 515-1550 1043-1485 2025 54 810-24 1652 338 2430 405 869 954 1662 1687 2294 875 754 2030 1036 2902 1754 762 628 1614 850 2496 1081 843 221 1800 252 2633-136 851-396 1639-942 2294-1620 760-787 1131-1814 1755-2699 448-635 664-1471 540-2227-153-936-1048-1544-1754-2160-657-572-1496-525-2160-1012l-606-134">
          <text:p/>
        </draw:path>
        <draw:path draw:style-name="gr2" draw:text-style-name="P1" draw:layer="layout" svg:width="5.531cm" svg:height="0.883cm" draw:transform="skewX (0.00104719755119632) rotate (-0.785398163398486) translate (4.65263292604503cm 10.1174305676613cm)" svg:viewBox="0 0 5532 884" svg:d="M0 809c835-74 1659 108 2497 69 718-34 1438 0 2160 0l675-270 200-608">
          <text:p/>
        </draw:path>
        <draw:path draw:style-name="gr2" draw:text-style-name="P1" draw:layer="layout" svg:width="1.544cm" svg:height="0.731cm" draw:transform="rotate (-0.786270828024483) translate (6.51337647337213cm 7.7776417400057cm)" svg:viewBox="0 0 1545 732" svg:d="M0 541c405 63 2375 627 1147-541l-742 1-135 405z">
          <text:p/>
        </draw:path>
        <draw:path draw:style-name="gr2" draw:text-style-name="P1" draw:layer="layout" svg:width="1.016cm" svg:height="1.061cm" draw:transform="skewX (0.000872664625997003) rotate (-0.784700031697689) translate (9.39256123692864cm 10.5239985686018cm)" svg:viewBox="0 0 1017 1062" svg:d="M1017 96c-732-539-1725 1397-270 876l201-742v-67z">
          <text:p/>
        </draw:path>
        <draw:path draw:style-name="gr2" draw:text-style-name="P1" draw:layer="layout" svg:width="9.706cm" svg:height="4.318cm" draw:transform="skewX (-0.00052359877559824) rotate (-0.785572696323685) translate (8.24172962280586cm 0.683696119590012cm)" svg:viewBox="0 0 9707 4319" svg:d="M1191 4134c-588-933-1692-2326-934-3084 675-675 763 2773 2055 2149 1140-551 185-2928 1310-3178 1229-272 1463 2141 2617 2711 1189 586 1663-2318 2897-2338 1068-17 361 2085 92 3084l95 841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5cm" fo:page-height="2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7-03-28T11:20:36</meta:creation-date>
    <dc:date>2017-04-03T09:01:45</dc:date>
    <meta:editing-duration>P5DT21H41M10S</meta:editing-duration>
    <meta:editing-cycles>2</meta:editing-cycles>
    <meta:generator>OpenOffice/4.1.2$Unix OpenOffice.org_project/412m3$Build-9782</meta:generator>
    <meta:document-statistic meta:object-count="79"/>
  </office:meta>
</office:document-meta>
</file>